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20.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3">
          <table:table-cell table:style-name="ce8" table:formula="of:=SUMPRODUCT([.B14:.B19];[.B5:.B10])+SUMPRODUCT([.B14:.B19];[.D5:.D10])+5*SUMPRODUCT([.F5:.F10];[.B14:.B19])+SUMPRODUCT([.G5:.G10];[.B14:.B19])+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7:07:02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6T17:49:43.398000000</dc:date>
    <meta:editing-duration>P3DT1M6S</meta:editing-duration>
    <meta:editing-cycles>16</meta:editing-cycles>
    <meta:generator>LibreOffice/5.0.0.5$Windows_x86 LibreOffice_project/1b1a90865e348b492231e1c451437d7a15bb262b</meta:generator>
    <meta:document-statistic meta:table-count="3" meta:cell-count="113" meta:object-count="0"/>
  </office:meta>
</office:document-meta>
</file>